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216f38"/>
    </style:style>
    <style:style style:name="T6" style:family="text">
      <style:text-properties officeooo:rsid="002248cc"/>
    </style:style>
    <style:style style:name="T7" style:family="text">
      <style:text-properties officeooo:rsid="00249a76"/>
    </style:style>
    <style:style style:name="T8" style:family="text">
      <style:text-properties officeooo:rsid="0026734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- "AJUDANTE" de Restaurantes (Help.me)</text:h>
      <text:h text:style-name="Heading_20_2" text:outline-level="2">1. Introdução</text:h>
      <text:p text:style-name="Text_20_body">O projeto "AJUDANTE" de Restaurantes (Help.me), desenvolvido pela <text:span text:style-name="T4">TrentorSystems LTDA</text:span>,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5">e Comandas &lt; </text:span><text:span text:style-name="T8">working on</text:span></text:h>
      <text:list xml:id="list25139856" text:style-name="L1">
        <text:list-header>
          <text:p text:style-name="P26"><text:span text:style-name="T8">X,</text:span>O sistema deve permitir o cadastro, edição e exclusão de mesas, atribuindo a cada uma um identificador único.</text:p>
          <text:p text:style-name="P26"><text:span text:style-name="T8">X</text:span><text:span text:style-name="T1">.</text:span>Deve ser possível visualizar o status atual de cada mesa (livre, ocupada, reservada) e registrar alterações conforme necessário.</text:p>
        </text:list-header>
        <text:list-item>
          <text:p text:style-name="P3">Deve haver uma funcionalidade para acompanhar o histórico de ocupação de cada mesa, registrando horários de início e término das ocupações.</text:p>
        </text:list-item>
        <text:list-item>
          <text:p text:style-name="P3">Cada mesa deve ter uma comanda associada, que pode ser aberta ou fechada.</text:p>
        </text:list-item>
        <text:list-item>
          <text:p text:style-name="P3">As comandas abertas devem permitir que os pedidos sejam adicionados, removidos e modificados conforme necessário.</text:p>
        </text:list-item>
        <text:list-item>
          <text:p text:style-name="P2">O sistema deve permitir o fechamento de uma comanda, calculando automaticamente o valor total com base nos itens pedidos.</text:p>
        </text:list-item>
      </text:list>
      <text:h text:style-name="Heading_20_3" text:outline-level="3">2.2 Gerenciamento de Cardápios/<text:span text:style-name="T7">MENUS</text:span></text:h>
      <text:list xml:id="list2822660796" text:style-name="L2">
        <text:list-item>
          <text:p text:style-name="P5">Deve ser possível cadastrar categorias de menu e associar pratos a cada categoria.</text:p>
        </text:list-item>
        <text:list-item>
          <text:p text:style-name="P5">Os pratos devem conter informações detalhadas, como nome, descrição, preço e imagem ilustrativa.</text:p>
        </text:list-item>
        <text:list-item>
          <text:p text:style-name="P4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7">Comandas/Pedidos</text:span></text:h>
      <text:list xml:id="list340161719" text:style-name="L3">
        <text:list-item>
          <text:p text:style-name="P7">Os garçons devem poder registrar pedidos associados às mesas de forma rápida e intuitiva.</text:p>
        </text:list-item>
        <text:list-item>
          <text:p text:style-name="P7">Deve ser possível adicionar, remover e modificar itens em um pedido antes que ele seja enviado para a cozinha.</text:p>
        </text:list-item>
        <text:list-item>
          <text:p text:style-name="P6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2937996255" text:style-name="L4">
        <text:list-item>
          <text:p text:style-name="P8">Deve ser possível cadastrar e gerenciar informações de garçons e outros funcionários do restaurante. * </text:p>
        </text:list-item>
        <text:list-item>
          <text:p text:style-name="P9">Os garçons devem ter um registro de desempenho, incluindo o cálculo <text:span text:style-name="T3">automatico das horas trabalhadas no mês[/feito]</text:span></text:p>
        </text:list-item>
        <text:list-item>
          <text:p text:style-name="P10">O sistema deve permitir a atribuição de mesas/<text:span text:style-name="T6">COMANDA</text:span> e pedidos a garçons específicos para fins de rastreamento e avaliação de desempenho.</text:p>
        </text:list-item>
        <text:list-item>
          <text:p text:style-name="P11">O sistema deve verficar se 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1620276147" text:style-name="L5">
        <text:list-item>
          <text:p text:style-name="P13">Deve ser possível criar, gerenciar e aplicar cupons de desconto para clientes cadastrados no sistema.</text:p>
        </text:list-item>
        <text:list-item>
          <text:p text:style-name="P12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950875828" text:style-name="L6">
        <text:list-item>
          <text:p text:style-name="P15">O sistema deve integrar-se a uma API de gerenciamento de estoque para sincronizar informações sobre produtos e estoque disponível.</text:p>
        </text:list-item>
        <text:list-item>
          <text:p text:style-name="P14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4124765862" text:style-name="L7">
        <text:list-item>
          <text:p text:style-name="P17">O sistema deve ser altamente responsivo, garantindo tempos de resposta rápidos mesmo em períodos de pico de uso.</text:p>
        </text:list-item>
        <text:list-item>
          <text:p text:style-name="P16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224937295" text:style-name="L8">
        <text:list-item>
          <text:p text:style-name="P19">O sistema deve garantir a segurança dos dados do restaurante e dos clientes, incluindo medidas de criptografia e proteção contra ataques cibernéticos.</text:p>
        </text:list-item>
        <text:list-item>
          <text:p text:style-name="P18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2222516168" text:style-name="L9">
        <text:list-item>
          <text:p text:style-name="P21">A interface do usuário deve ser intuitiva e amigável, com navegação simplificada e feedback claro para as ações realizadas.</text:p>
        </text:list-item>
        <text:list-item>
          <text:p text:style-name="P20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3836921581" text:style-name="L10">
        <text:list-item>
          <text:p text:style-name="P23">O código-fonte deve seguir as melhores práticas de desenvolvimento, incluindo modularidade, coesão e baixo acoplamento.</text:p>
        </text:list-item>
        <text:list-item>
          <text:p text:style-name="P22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598520415" text:style-name="L11">
        <text:list-item>
          <text:p text:style-name="P25">Deve ser implementada uma integração com Webhooks para permitir a comunicação e sincronização de dados com outras APIs, como o sistema de gerenciamento de estoque.</text:p>
        </text:list-item>
        <text:list-item>
          <text:p text:style-name="P24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2T19:55:35.209881118</dc:date>
    <meta:editing-duration>PT7H51M13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85" meta:character-count="4452" meta:non-whitespace-character-count="3840"/>
  </office:meta>
</office:document-meta>
</file>